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25" style:family="table-cell" style:parent-style-name="Default">
      <style:table-cell-properties fo:background-color="#fff1f1" fo:border="0.74pt solid #000000"/>
      <style:text-properties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1f1" fo:border="0.74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23"/>
          <table:table-cell table:style-name="ce29" office:value-type="string" calcext:value-type="string">
            <text:p>CHEQUE N° 6566036 -3000</text:p>
          </table:table-cell>
          <table:table-cell table:style-name="ce40"/>
          <table:table-cell table:number-columns-repeated="2"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 table:number-columns-repeated="2"/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table:style-name="ce25"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table:style-name="ce25"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table:style-name="ce25"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table:style-name="ce25"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table:style-name="ce25"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28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table:style-name="ce27"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2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2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3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2])" office:value-type="float" office:value="3408.33" calcext:value-type="float">
            <text:p>3408,33</text:p>
          </table:table-cell>
          <table:table-cell table:style-name="ce39" table:formula="of:=SUM([.D1:.D32])" office:value-type="float" office:value="-2379.3" calcext:value-type="float">
            <text:p>-2379,3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3]+[.D33]" office:value-type="float" office:value="1991.49" calcext:value-type="float">
            <text:p>1991,49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59.99mm" svg:height="89.99mm" svg:x="17.56mm" svg:y="32.51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36"/>
        <table:table-column table:style-name="co8" table:default-cell-style-name="ce43"/>
        <table:table-row table:style-name="ro1">
          <table:table-cell table:style-name="ce32" office:value-type="string" calcext:value-type="string">
            <text:p>Qualification</text:p>
          </table:table-cell>
          <table:table-cell office:value-type="string" calcext:value-type="string">
            <text:p>Sum - Débit (€)</text:p>
          </table:table-cell>
        </table:table-row>
        <table:table-row table:style-name="ro1">
          <table:table-cell table:style-name="ce33" office:value-type="string" calcext:value-type="string">
            <text:p>Communication</text:p>
          </table:table-cell>
          <table:table-cell table:style-name="ce44"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table:style-name="ce45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table:style-name="ce46" office:value-type="float" office:value="-40.5" calcext:value-type="float">
            <text:p>-40,5</text:p>
          </table:table-cell>
        </table:table-row>
        <table:table-row table:style-name="ro1">
          <table:table-cell table:style-name="ce37" office:value-type="string" calcext:value-type="string">
            <text:p>Total Result</text:p>
          </table:table-cell>
          <table:table-cell table:style-name="ce47" office:value-type="float" office:value="-192.44" calcext:value-type="float">
            <text:p>-192,44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4.11mm" svg:y="27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32"/>
        <table:table-column table:style-name="co9" table:default-cell-style-name="ce43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33" office:value-type="string" calcext:value-type="string">
            <text:p>Cotisation Adhérents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 table:style-name="ce36" office:value-type="string" calcext:value-type="string">
            <text:p>Nantes Métropole</text:p>
          </table:table-cell>
          <table:table-cell table:style-name="ce46" office:value-type="float" office:value="833.33" calcext:value-type="float">
            <text:p>833,33</text:p>
          </table:table-cell>
        </table:table-row>
        <table:table-row table:style-name="ro1">
          <table:table-cell table:style-name="ce37" office:value-type="string" calcext:value-type="string">
            <text:p>Total Result</text:p>
          </table:table-cell>
          <table:table-cell table:style-name="ce47" office:value-type="float" office:value="868.33" calcext:value-type="float">
            <text:p>868,33</text:p>
          </table:table-cell>
        </table:table-row>
      </table:table>
      <table:table table:name="Synthèse" table:style-name="ta1" table:print-ranges="Synthèse.A1:Synthèse.F33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table:style-name="ce25"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table:style-name="ce25"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table:style-name="ce25"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table:style-name="ce25"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28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table:style-name="ce27"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office:value-type="float" office:value="3408.33" calcext:value-type="float">
            <text:p>3408,33</text:p>
          </table:table-cell>
          <table:table-cell table:style-name="ce39" office:value-type="float" office:value="-2379.3" calcext:value-type="float">
            <text:p>-2379,3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91.49" calcext:value-type="float">
            <text:p>1991,49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5" table:buttons="Débits.A1" table:show-filter-button="false" table:drill-down-on-double-click="false">
          <table:source-cell-range table:cell-range-address="'Lignes bancaires'.A1:'Lignes bancaires'.F3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5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1:50:19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01-26T12:13:14.900000000</dc:date>
    <meta:editing-duration>PT3H16M25S</meta:editing-duration>
    <meta:editing-cycles>33</meta:editing-cycles>
    <meta:generator>LibreOffice/6.0.6.2$Windows_X86_64 LibreOffice_project/0c292870b25a325b5ed35f6b45599d2ea4458e77</meta:generator>
    <meta:document-statistic meta:table-count="4" meta:cell-count="3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43cm" svg:y="2.949cm" style:legend-expansion="high" chart:style-name="ch2"/>
        <chart:plot-area chart:style-name="ch3" table:cell-range-address="PivotChart" chart:data-source-has-labels="column" svg:x="0.32cm" svg:y="0.179cm" svg:width="11.303cm" svg:height="7.738cm">
          <chartooo:coordinate-region svg:x="2.103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2540">
                <text:p>2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2.79cm" svg:y="2.95cm" style:legend-expansion="high" chart:style-name="ch2"/>
        <chart:plot-area chart:style-name="ch3" table:cell-range-address="PivotChart" chart:data-source-has-labels="column" svg:x="0.32cm" svg:y="0.18cm" svg:width="12.15cm" svg:height="7.74cm">
          <chartooo:coordinate-region svg:x="2.525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PT@categories</svg:desc>
                </draw:g>
              </table:table-cell>
              <table:table-cell office:value-type="float" office:value="-101.94">
                <text:p>-101.9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2159.86">
                <text:p>-2159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